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FileTransformerAdap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leTransformerAdapter.transform( ClassLoader loader , String className , Class &lt; ? &gt; classBeingRedefined , ProtectionDomain protectionDomain , byte [ ] classfileBuff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lassFileTransformerAdapter.ClassFileTransformerAdapter( ClassTransformer class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